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5-10-15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5-07-15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5-04-2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5-01-2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4-10-16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4-07-22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4-04-22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4-01-2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3-10-24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3-07-28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3-05-06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3-02-19 1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2-10-3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2-07-27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2-04-27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2-02-08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1-11-12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1-07-29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1-04-28 1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1-02-09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0-10-28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0-08-03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0-04-29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0-01-30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9-10-31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9-10-08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9-08-01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9-04-29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9-02-06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8-10-31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8-07-26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8-05-07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8-02-0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7-11-0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7-09-06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7-07-3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7-05-04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7-01-26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7-01-25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7-01-24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6-11-08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6-08-02 2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6-04-24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6-02-02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5-11-04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5-08-06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5-05-04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5-01-3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4-11-10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4-08-1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4-04-22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4-02-19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3-11-2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3-08-0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3-05-27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3-02-26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2-11-05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2-08-08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2-05-1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2-01-31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1-11-21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1-08-11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1-05-23 2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1-02-01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0-11-08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0-08-09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0-05-03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0-02-17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9-11-12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9-07-30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9-05-06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9-02-05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8-11-1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8-05-19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8-02-19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7-11-1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7-08-20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7-04-25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2584" calcext:value-type="float">
            <text:p>35.1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7-02-12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6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6-08-07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6-06-23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6-02-21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5-11-30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5-08-2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5-05-26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5-02-02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4-11-08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4-07-28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4-05-0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4-02-03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3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3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2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2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2-02-20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1-11-0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1-08-0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1-05-0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1-02-1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0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0-06-14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9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6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3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2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1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8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7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6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5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3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3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3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3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2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2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2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2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0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0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0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0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0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0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9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9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9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9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9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9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6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6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6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6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6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6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6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6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6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4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5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4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6" meta:object-count="0"/>
    <meta:user-defined meta:name="AppVersion">3.0</meta:user-defined>
  </office:meta>
</office:document-meta>
</file>